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549669" officeooo:paragraph-rsid="0012a048"/>
    </style:style>
    <style:style style:name="P2" style:family="paragraph" style:parent-style-name="Standard">
      <style:text-properties officeooo:rsid="004bb08d" officeooo:paragraph-rsid="0012a048"/>
    </style:style>
    <style:style style:name="P3" style:family="paragraph" style:parent-style-name="Standard">
      <style:text-properties officeooo:rsid="004cf7ba" officeooo:paragraph-rsid="0012a048"/>
    </style:style>
    <style:style style:name="P4" style:family="paragraph" style:parent-style-name="Standard">
      <style:text-properties officeooo:rsid="004d0707" officeooo:paragraph-rsid="0012a048"/>
    </style:style>
    <style:style style:name="P5" style:family="paragraph" style:parent-style-name="Standard">
      <style:text-properties style:font-name="Dudu Cyryllic" officeooo:rsid="004eae3e" officeooo:paragraph-rsid="0012a048"/>
    </style:style>
    <style:style style:name="P6" style:family="paragraph" style:parent-style-name="Standard">
      <style:text-properties style:font-name="Liberation Serif" fo:font-style="italic" officeooo:rsid="004eae3e" officeooo:paragraph-rsid="0012a048" style:font-style-asian="italic" style:font-style-complex="italic"/>
    </style:style>
    <style:style style:name="P7" style:family="paragraph" style:parent-style-name="Standard">
      <style:text-properties officeooo:rsid="00504b47" officeooo:paragraph-rsid="0012a048"/>
    </style:style>
    <style:style style:name="P8" style:family="paragraph" style:parent-style-name="Standard">
      <style:text-properties officeooo:rsid="0051ca8e" officeooo:paragraph-rsid="0012a048"/>
    </style:style>
    <style:style style:name="P9" style:family="paragraph" style:parent-style-name="Standard">
      <style:text-properties officeooo:rsid="0028f32e" officeooo:paragraph-rsid="0012a048"/>
    </style:style>
    <style:style style:name="P10" style:family="paragraph" style:parent-style-name="Standard">
      <style:text-properties officeooo:rsid="00293d5b" officeooo:paragraph-rsid="0012a048"/>
    </style:style>
    <style:style style:name="P11" style:family="paragraph" style:parent-style-name="Standard">
      <style:text-properties officeooo:rsid="0052052e" officeooo:paragraph-rsid="0012a048"/>
    </style:style>
    <style:style style:name="P12" style:family="paragraph" style:parent-style-name="Standard">
      <style:text-properties officeooo:rsid="00528d86" officeooo:paragraph-rsid="0012a048"/>
    </style:style>
    <style:style style:name="P13" style:family="paragraph" style:parent-style-name="Standard">
      <style:text-properties officeooo:rsid="00d2c35d" officeooo:paragraph-rsid="0012a048"/>
    </style:style>
    <style:style style:name="P14" style:family="paragraph" style:parent-style-name="Standard">
      <style:text-properties officeooo:rsid="00531c2a" officeooo:paragraph-rsid="0012a048"/>
    </style:style>
    <style:style style:name="P15" style:family="paragraph" style:parent-style-name="Heading_20_2">
      <style:paragraph-properties fo:text-align="center" style:justify-single-word="false"/>
      <style:text-properties officeooo:rsid="004bb08d" officeooo:paragraph-rsid="0012a048"/>
    </style:style>
    <style:style style:name="T1" style:family="text">
      <style:text-properties officeooo:rsid="005497e2"/>
    </style:style>
    <style:style style:name="T2" style:family="text">
      <style:text-properties officeooo:rsid="02e237d8"/>
    </style:style>
    <style:style style:name="T3" style:family="text">
      <style:text-properties officeooo:rsid="00d200be"/>
    </style:style>
    <style:style style:name="T4" style:family="text">
      <style:text-properties officeooo:rsid="004d0707"/>
    </style:style>
    <style:style style:name="T5" style:family="text">
      <style:text-properties officeooo:rsid="0051ca8e"/>
    </style:style>
    <style:style style:name="T6" style:family="text">
      <style:text-properties officeooo:rsid="00ec6973"/>
    </style:style>
    <style:style style:name="T7" style:family="text">
      <style:text-properties officeooo:rsid="00d2c35d"/>
    </style:style>
    <style:style style:name="T8" style:family="text">
      <style:text-properties officeooo:rsid="00528d86"/>
    </style:style>
    <style:style style:name="T9" style:family="text">
      <style:text-properties officeooo:rsid="00549669"/>
    </style:style>
    <style:style style:name="T10" style:family="text">
      <style:text-properties officeooo:rsid="005be8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2"/>
      <text:p text:style-name="P2"/>
      <text:p text:style-name="P3">Наверное, я простудился на каникулах и приступил к учёбе позже <text:span text:style-name="T2">остальных</text:span>, потому что не понял что происходит в то утро, когда я <text:span text:style-name="T3">наконец-то </text:span>пришёл в класс.</text:p>
      <text:p text:style-name="P3">Уроки ещё не начались и вслед за мной в дверях появилась недавняя именинница. Как и <text:s/>остальные школьницы она была одета в стиле королевы Виктории — коричневое платье с кружевным воротничком и чёрный фартучек с пышными лямками на плечах.</text:p>
      <text:p text:style-name="P3">Ступив через порог, она остановилась и выжидающе замерла.</text:p>
      <text:p text:style-name="P3">Тут и раздался многоголосый крик:</text:p>
      <text:p text:style-name="P3">- Корова двора!</text:p>
      <text:p text:style-name="P3">Она уронила портфель на пол и охватив руками голову побежала по проходу между партами на своё место, а все — и мальчики и девочки, <text:span text:style-name="T4">загораживали путь, </text:span>что-то вопили ей в уши, улюлюкали, а Юра Николаенко бежал следом и тёрся сзади как собачка, пока она не села за парту. </text:p>
      <text:p text:style-name="P4">Гам улёгся лишь когда в класс зашла учительница с вопросом «что тут творится?!», видно она понимала не больше моего. </text:p>
      <text:p text:style-name="P4">Девочка выбежала даже не подобрав портфеля.</text:p>
      <text:p text:style-name="P4"/>
      <text:p text:style-name="P4">На следующий день у нас было классное собрание, но без той девочки. Вместо неё пришёл её папа с красным лицом и кричал, что мы негодяи и щиплем её за груди, даже руками на себе показал как. </text:p>
      <text:p text:style-name="P4">Потом классная руководительница говорила, что пионерам не к лицу травить своих одноклассников, таких же пионеров. И мне стало стыдно, хоть я не щипал и не травил.</text:p>
      <text:p text:style-name="P4">Красивая девочка больше не пришла в наш класс. Наверное, её перевели в параллельный.</text:p>
      <text:p text:style-name="P5"/>
      <text:p text:style-name="P6"><text:span text:style-name="T3">(...т</text:span>олпа — это зверь, не знающий пощады, как сказано в поэме Аветика Исаакяна, <text:s/>но я это увидел ещё до того как её прочитал...<text:span text:style-name="T3">)</text:span></text:p>
      <text:p text:style-name="P6"/>
      <text:p text:style-name="P7">Впрочем, индивидуальная жестокость не намного лучше и меня глубоко царапнуло зрелище материнской педагогики <text:span text:style-name="T2">случившееся</text:span> по весне во дворе Квартала.</text:p>
      <text:p text:style-name="P7">Послеобеденный двор был пуст и в него между нашим и соседним домом вошла женщина, направляясь к домам на дальней стороне. За ней с плачем бежала девочка лет шести, она протягивала к женщине руку и охрипшим от рёва голосом повторяла один и тот же вопль: «мамочка! дай ручку!»</text:p>
      <text:p text:style-name="P7">Женщина шла не останавливаясь и лишь иногда оборачивалась на ходу и тонким прутом стегала по протянутой к ней руке. <text:span text:style-name="T5">Девочка вскрикивала, но руку не убирала и не переставала повторять </text:span>«мамочка! дай ручку!»</text:p>
      <text:p text:style-name="P8">Они пересекли двор и зашли в свой подъезд, оставив меня мучится неразрешимым вопросом: разве могут в нашей стране быть такие фашистские мамы?</text:p>
      <text:p text:style-name="P8"/>
      <text:p text:style-name="P9">Между левым крылом здания школы и высоким штакетником, что отделял территорию школы от леса, располагались грядки пришкольного участка. </text:p>
      <text:p text:style-name="P9">Вряд ли суглинок вперемешку с иссохшей хвоей, <text:span text:style-name="T2">осыпáвшейся</text:span> с редких внутридворовых сосен, <text:span text:style-name="T6">способен принести какой-то</text:span> урожай.</text:p>
      <text:p text:style-name="P9">Однако, когда <text:s/>в классе объявили <text:span text:style-name="T5">всем явиться на </text:span>воскресник <text:span text:style-name="T6">для</text:span> вскопк<text:span text:style-name="T6">и </text:span>грядок, я <text:span text:style-name="T6">пришёл</text:span> в назначенный утренний час выходного, хотя погода была пасмурной и мама меня отговаривала.</text:p>
      <text:p text:style-name="P9">Всё оказалось, как она говорила — во всей школе ни души.</text:p>
      <text:p text:style-name="P9">Но может ещё подойдут?</text:p>
      <text:p text:style-name="P9"><text:span text:style-name="T7">Мне</text:span> не хотел<text:span text:style-name="T7">ось</text:span> торчать перед запертой дверью <text:span text:style-name="T2">здания </text:span>и <text:span text:style-name="T7">я </text:span>спустился в нижнюю часть <text:span text:style-name="T6">школьной </text:span>территории <text:s/>к одноэтажному корпусу мастерских и нашего класса.</text:p>
      <text:p text:style-name="P9"><text:soft-page-break/>Напротив корпуса находился приземистый <text:span text:style-name="T6">кирпичный</text:span> склад с двумя воротами — <text:span text:style-name="T6">оказывается, </text:span>на его крышу можно взобраться сзади, <text:span text:style-name="T6">с близкого</text:span> откос<text:span text:style-name="T6">а</text:span> крутого взгорка.</text:p>
      <text:p text:style-name="P9">Крышу покрывал чёрный рубероид. </text:p>
      <text:p text:style-name="P9">Пустая, чуть покатая крыша.</text:p>
      <text:p text:style-name="P9">Я обошёл её. Постоял. Обернулся к пустому школьному двору. </text:p>
      <text:p text:style-name="P9">Никого.</text:p>
      <text:p text:style-name="P9">Ладно, подожду ещё чуть-чуть и уйду.</text:p>
      <text:p text:style-name="P9">Тут выглянуло солнце и ждать стало веселее.</text:p>
      <text:p text:style-name="P9">А потом я заметил, что от чёрной крыши местами подымается лёгкий прозрачный парок. </text:p>
      <text:p text:style-name="P9">Солнце греет, догадался я.</text:p>
      <text:p text:style-name="P9">Более того — по рубероиду стали намечаться просохшие участки. Они ширились, соединялись между собой, разрастались.</text:p>
      <text:p text:style-name="P9">Меня захватило это расширение солнечных владений.</text:p>
      <text:p text:style-name="P10">Я знал, что уже никто не придёт и мне можно уходить, но пусть ещё вон там влажный рубероид станет серовато-сухим, а вон тот островок дорастёт до самого края.</text:p>
      <text:p text:style-name="P10">Я вернулся домой к обеду и не стал объяснять маме, что солнце меня завербовало в свои сподвижники.</text:p>
      <text:p text:style-name="P10"/>
      <text:p text:style-name="P8">Ближе к лету папа собрался пойти на рыбалку за Зону и он согласился взять меня с собой, если накопаю червей для наживки. </text:p>
      <text:p text:style-name="P8">Я знал хорошие места по копке червей и заготовил их целый клубок — половину консервной банки.</text:p>
      <text:p text:style-name="P8">Мы вышли очень рано и возле КПП к нам присоединились ещё два взрослых рыбака с такими же <text:span text:style-name="T6">бумажками </text:span>разрешения на выход из Зоны на целый день.</text:p>
      <text:p text:style-name="P11">За воротами мы свернули вправо и пошли через лес. Мы всё шли и шли. И снова шли, но вокруг оставался всё тот же лес. Иногда тропа подходила к опушке, но опять уводила в глушь.</text:p>
      <text:p text:style-name="P11">Я терпеливо шёл, потому что папа меня предупреждал <text:span text:style-name="T2">заранее</text:span>, что идти надо аж восемь километров, а я <text:span text:style-name="T2">ответил</text:span>, что <text:span text:style-name="T2">ничего, </text:span>дойду. Вот и шёл, хотя моя удочка и банка с наживкой стали совсем тяжёлыми.</text:p>
      <text:p text:style-name="P11">Наконец, мы вышли к лесному озеру, рыбаки сказали, что это Соминское, но я его не узнал, хотя <text:span text:style-name="T2">именно </text:span>в нём <text:span text:style-name="T2">когда-то </text:span>научился плавать.</text:p>
      <text:p text:style-name="P11">Мы прошли по заросшему травой мысу и в конце него увидели настоящий плот.</text:p>
      <text:p text:style-name="P11">Один рыбак остался на берегу, а мы трое поднялись на плот. </text:p>
      <text:p text:style-name="P11">Он был сделан из брёвен от лиственных деревьев в тонкой зелёной коре. <text:span text:style-name="T8">Упираясь в дно длинными жердями, папа и второй рыбак вывели его метров за тридцать от берега, где мы остановились и начали ловлю.</text:span></text:p>
      <text:p text:style-name="P12">Брёвна плота были связаны не слишком плотно и под ними виднелись поперечные брёвна, утопленные в непроглядно чёрную глубь, так что приходилось быть осторожным.</text:p>
      <text:p text:style-name="P12">Мы забросили удочки на три разные стороны и начали лов. </text:p>
      <text:p text:style-name="P12">Пойманные рыбы оказывались не такими крупными, как ожидае<text:span text:style-name="T2">тся</text:span> по <text:span text:style-name="T2">упорству </text:span>их сопротивлени<text:span text:style-name="T2">я</text:span> <text:span text:style-name="T7">твоей удочке. А вокруг головы у них топорщатся колючие шипы. </text:span></text:p>
      <text:p text:style-name="P13">Папа сказал, что это ерши, а рыбак добавил, что самая вкусная уха получается из них.</text:p>
      <text:p text:style-name="P14">Потом, когда мы вернулись на берег и в котелке над костром приготовили из них уху, я, конечно, всё съел, но не смог разобраться насколько она вкусная — уж больно была горяча.</text:p>
      <text:p text:style-name="P14">Рыбаки сказали, что клёва больше ждать нечего и легли поспать под деревьями.</text:p>
      <text:p text:style-name="P14">Папа тоже поспал, а когда все проснулись мы потихоньку пошли обратно.</text:p>
      <text:p text:style-name="P14">Мы шли уже не через лес, а вдоль его края, по пригоркам и долинам, потому что увольнительная до <text:span text:style-name="T7">самого </text:span>вечера.</text:p>
      <text:p text:style-name="P14">В одном месте мы сверху увидели совершенно круглое озерцо, обросшее камышом. </text:p>
      <text:p text:style-name="P14">Мы спустились к нему и папа захотел обязательно в нём поплавать. </text:p>
      <text:p text:style-name="P14">Один рыбак отговаривал его, потому что это озерцо названо Ведьмин Глаз и тут постоянно <text:soft-page-break/>кто-нибудь утопает <text:span text:style-name="T9">запутавшись в ряске</text:span>.</text:p>
      <text:p text:style-name="P1">Но папа всё равно разделся, ухватился руками за корму маленькой лодки, что была возле берега, а браслет своих <text:s/>часов повесил на гвоздь вбитый в доску кормы, и, <text:span text:style-name="T10">взбивая ногами пенные всплески,</text:span> проплыл к тому берегу и обратно, несмотря на то, что длинные космы озёрной ряски оп<text:span text:style-name="T1">лета</text:span>ли его за плечи.</text:p>
      <text:p text:style-name="P1">Когда он уже выходил на берег мы увидели, что через наклонное поле с криками бежит женщина в длинной деревенской одежде.</text:p>
      <text:p text:style-name="P1">Но она ничего нового не сказала, а только повторила слышанное нами от рыбака-попутчика.</text:p>
      <text:p text:style-name="P1">На <text:span text:style-name="T1">подходе</text:span> к КПП нас застигло ненастье, мы хорошенько промокли пока дошли домой, но никто потом не заболе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2-28T18:19:39.267374873</meta:creation-date>
    <dc:date>2017-02-28T18:19:45.866959942</dc:date>
    <dc:creator>sehrguey </dc:creator>
    <meta:editing-duration>PT6S</meta:editing-duration>
    <meta:editing-cycles>1</meta:editing-cycles>
    <meta:document-statistic meta:table-count="0" meta:image-count="0" meta:object-count="0" meta:page-count="3" meta:paragraph-count="59" meta:word-count="1096" meta:character-count="6758" meta:non-whitespace-character-count="5695"/>
    <meta:generator>LibreOffice/4.3.3.2$Linux_x86 LibreOffice_project/430m0$Build-2</meta:generator>
  </office:meta>
</office:document-meta>
</file>